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]*([.F13]-[.E13])" office:value-type="float" office:value="6190.00000000006" calcext:value-type="float">
            <text:p>6,19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14]*([.F14]-[.E14])" office:value-type="float" office:value="4476.00000000002" calcext:value-type="float">
            <text:p>4,476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9" office:value-type="date" office:date-value="2023-12-13" calcext:value-type="date">
            <text:p>2023/12/13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300" calcext:value-type="float">
            <text:p>300</text:p>
          </table:table-cell>
          <table:table-cell office:value-type="float" office:value="1558.27" calcext:value-type="float">
            <text:p>1,558.3</text:p>
          </table:table-cell>
          <table:table-cell office:value-type="float" office:value="1568" calcext:value-type="float">
            <text:p>1,568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13" calcext:value-type="date">
            <text:p>2023/12/13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300" calcext:value-type="float">
            <text:p>300</text:p>
          </table:table-cell>
          <table:table-cell office:value-type="float" office:value="864.68" calcext:value-type="float">
            <text:p>864.7</text:p>
          </table:table-cell>
          <table:table-cell office:value-type="float" office:value="864.8" calcext:value-type="float">
            <text:p>864.8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13" calcext:value-type="date">
            <text:p>2023/12/13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1" calcext:value-type="float">
            <text:p>761.0</text:p>
          </table:table-cell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13" calcext:value-type="date">
            <text:p>2023/12/13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300" calcext:value-type="float">
            <text:p>300</text:p>
          </table:table-cell>
          <table:table-cell office:value-type="float" office:value="1321.25" calcext:value-type="float">
            <text:p>1,321.3</text:p>
          </table:table-cell>
          <table:table-cell office:value-type="float" office:value="1332" calcext:value-type="float">
            <text:p>1,332.0</text:p>
          </table:table-cell>
          <table:table-cell table:number-columns-repeated="3"/>
          <table:table-cell table:style-name="ce8"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00/00/00</text:date>, <text:time style:data-style-name="N2" text:time-value="04:53:55.59039355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3-12-12T15:45:48.380900355</dc:date>
    <meta:editing-duration>P9DT7H20M41S</meta:editing-duration>
    <meta:editing-cycles>1155</meta:editing-cycles>
    <meta:document-statistic meta:table-count="3" meta:cell-count="1688" meta:object-count="0"/>
  </office:meta>
</office:document-meta>
</file>